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2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4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language="ru" fo:country="RU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11">ПОВЕРКИ</text:span></text:p>
      <text:p text:style-name="P4"/>
      <text:p text:style-name="P5">Измерителя-сигнализатора СРК-АТ2327</text:p>
      <text:p text:style-name="P5">Зав. № <text:span text:style-name="T7">$serial</text:span></text:p>
      <text:p text:style-name="P13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1"/>
      <text:p text:style-name="P16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9">H</text:span>*(10) = <text:span text:style-name="T20"><text:s/></text:span><text:span text:style-name="T18">$bground </text:span><text:s/>нЗв/ч, <text:s/>согласно методике, изложенной в <text:span text:style-name="T26">МП.</text:span><text:span text:style-name="T27">854</text:span><text:span text:style-name="T26">-202</text:span><text:span text:style-name="T27">0</text:span></text:p>
      <text:p text:style-name="P14"><text:span text:style-name="T11">1. С</text:span>редства <text:span text:style-name="T11">поверки</text:span></text:p>
      <text:p text:style-name="P10">а)<text:tab/>Эталонные средства измерений: </text:p>
      <text:p text:style-name="P17">- <text:span text:style-name="T7">$facility_110</text:span>;</text:p>
      <text:p text:style-name="P11"><text:span text:style-name="T4"><text:tab/></text:span><text:span text:style-name="T3">Оборудование</text:span><text:span text:style-name="T4">: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15">2. Поверка блоков детектирования</text:p>
      <text:p text:style-name="P10">а)<text:tab/>Внешний осмотр и опробование БД:</text:p>
      <text:p text:style-name="P19">- документация<text:tab/></text:p>
      <text:p text:style-name="P19">- отсутствие механических повреждений<text:tab/></text:p>
      <text:p text:style-name="P20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9">- контроль работоспособности<text:tab/></text:p>
      <text:p text:style-name="P10"><text:span text:style-name="T11">б</text:span>)<text:tab/>ПОпределение допускаемой основной относительной погрешности измерения мощнос<text:span text:style-name="T1">ти </text:span><text:span text:style-name="T5">дозы</text:span><text:span text:style-name="T1"> и</text:span>змерителя с БДКГ–11/1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Блок детектирования <text:span text:style-name="T11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11">контроль-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12">Относи-тельная</text:span><text:span text:style-name="T25"> </text:span><text:span text:style-name="T12">погреш-ность</text:span><text:span text:style-name="T25"> </text:span><text:span text:style-name="T12">измерения</text:span> </text:p>
            <text:p text:style-name="P27"><text:span text:style-name="T13">θ</text:span><text:span text:style-name="T16">пр</text:span><text:span text:style-name="T15">i</text:span><text:span text:style-name="T11">,</text:span> %</text:p>
          </table:table-cell>
          <table:table-cell table:style-name="t1.B2" table:number-rows-spanned="3" office:value-type="string">
            <text:p text:style-name="P23"><text:span text:style-name="T11">Довери-тель</text:span>ная граница погреш-ности измерения <text:span text:style-name="T10">Δ</text:span><text:span text:style-name="T15">i</text:span><text:span text:style-name="T7">,</text:span> %</text:p>
          </table:table-cell>
          <table:table-cell table:style-name="t1.K2" table:number-rows-spanned="3" office:value-type="string">
            <text:p text:style-name="P26"><text:span text:style-name="T24">Предел основной </text:span><text:span text:style-name="T11">относи-тельной</text:span> <text:span text:style-name="T7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4">1</text:span></text:p>
          </table:table-cell>
          <table:table-cell table:style-name="t1.D3" office:value-type="string">
            <text:p text:style-name="P29"><text:span text:style-name="T9">H</text:span><text:span text:style-name="T14">2</text:span></text:p>
          </table:table-cell>
          <table:table-cell table:style-name="t1.D3" office:value-type="string">
            <text:p text:style-name="P29"><text:span text:style-name="T9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7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1.A5" office:value-type="string">
            <text:p text:style-name="P8"><text:span text:style-name="T7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8:07.13</dc:date>
    <meta:editing-duration>P3DT1H38M22S</meta:editing-duration>
    <meta:editing-cycles>316</meta:editing-cycles>
    <meta:generator>OpenOffice/4.1.6$Win32 OpenOffice.org_project/416m1$Build-9790</meta:generator>
    <meta:document-statistic meta:table-count="2" meta:image-count="0" meta:object-count="0" meta:page-count="1" meta:paragraph-count="93" meta:word-count="239" meta:character-count="1884"/>
  </office:meta>
</office:document-meta>
</file>